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200%"/>
      <style:text-properties officeooo:paragraph-rsid="0013d22f"/>
    </style:style>
    <style:style style:name="P2" style:family="paragraph" style:parent-style-name="Standard">
      <style:paragraph-properties fo:line-height="200%"/>
      <style:text-properties officeooo:paragraph-rsid="0022e2f4"/>
    </style:style>
    <style:style style:name="P3" style:family="paragraph" style:parent-style-name="Standard">
      <style:paragraph-properties fo:line-height="200%"/>
      <style:text-properties officeooo:rsid="0022e2f4" officeooo:paragraph-rsid="0022e2f4"/>
    </style:style>
    <style:style style:name="T1" style:family="text">
      <style:text-properties officeooo:rsid="001dc8fd"/>
    </style:style>
    <style:style style:name="T2" style:family="text">
      <style:text-properties officeooo:rsid="001f8058"/>
    </style:style>
    <style:style style:name="T3" style:family="text">
      <style:text-properties officeooo:rsid="00210bfa"/>
    </style:style>
    <style:style style:name="T4" style:family="text">
      <style:text-properties officeooo:rsid="0022e2f4"/>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What is Patriotism?" by Emma Goldman and "Duty, Honor, Country" by Douglas A. MacArthur <text:span text:style-name="T1">are two works which give polar opposite views of the topic of patriotism. Goldman’s essay takes a very left-wing position on the topic of patriotism, clearly expressing the position of the Russian communistic anarchists that patriotism will need to mindless nationalism, imperialism, and oppression. On the other hand, MacArthur celebrates patriotism is a noble allegiance to one’s country and a positive virtue that is essential for developing self discipline and protecting one’s country. </text:span></text:p>
      <text:p text:style-name="P1"><text:tab/><text:span text:style-name="T1">One of the most notable arguments that Goldman uses is that patriotism is most often used by the ruling class as a tool of oppression against the masses. This stance by Goldman is one that is famously accepted by Marxists and other left-wing counterparts such as anarchists. This argument is based on the position that mankind has no inherent differences other than differences in their class status. On one hand, we have a rich ruling class who controls all the wealth and power while the poor are left to starve and work paycheck to paycheck with the constant risk of going homeless at the beat of a heart. </text:span><text:span text:style-name="T3">In addition to these previous points, Goldman argues that the military parades commonly carried out in the west is a shameful display of the nation’s wealth not being used in the interests of the poor and needy, but instead for war and terror against other nations.</text:span></text:p>
      <text:p text:style-name="P1"><text:tab/><text:span text:style-name="T2">On the other hand of the spectrum, we get MacArthur’s view. General MacArthur argues that despite any potential flaw of the country or what country it is, patriotism is one of the most, if not the most courageous duty that any citizen can decide to carry out. </text:span><text:span text:style-name="T3">Furthermore, he pays deep respect to those that have sacrificed themselves to the country and praises those who have died in battle. MacArthur argues contrary to Goldman that those who are poor have a great opportunity to display an act of courage by fighting for their country. He believes that it is not through the event of being born that gives a person worthiness of respect, but how they carry out their lives and how they served their country. </text:span></text:p>
      <text:p text:style-name="P1"><text:tab/><text:span text:style-name="T3">In conclusion, the two essays written by Goldman and MacArthur depict two opposing opinions on the topic of patriotism. Goldman argues that patriotism is nothing but blind worship of an </text:span><text:soft-page-break/><text:span text:style-name="T3">oppressive state by the masses of a given nation. She holds a very socialist and anarchistic position on this highly debated topic, and believes nothing good of patriotism can come, but only imperialism, oppression, and the brainwashing of the masses. On the contrary, General MacArthur </text:span><text:span text:style-name="T4">argues that one’s love of their country is one of the most courageous acts of duty that any individual can engage in. He pays deep respect to those who have sacrificed their lives in battle. These two essays give two views which are polar opposites of one another, but despite that, both essays very beautiful encompass the energy of the views of the writ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2"><text:soft-page-break/><text:span text:style-name="T4">Goldman, Emma. </text:span><text:span text:style-name="T5">"What is Patriotism?" </text:span></text:p>
      <text:p text:style-name="P2"><text:span text:style-name="T4">Douglas, MacArthur A. </text:span><text:span text:style-name="T5">"Duty, Honor, Countr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13:28.918759191</meta:creation-date>
    <dc:date>2023-04-03T14:37:18.802187777</dc:date>
    <meta:editing-duration>P1DT23M48S</meta:editing-duration>
    <meta:editing-cycles>9</meta:editing-cycles>
    <meta:generator>LibreOffice/7.5.1.2$Linux_X86_64 LibreOffice_project/50$Build-2</meta:generator>
    <meta:document-statistic meta:table-count="0" meta:image-count="0" meta:object-count="0" meta:page-count="3" meta:paragraph-count="6" meta:word-count="517" meta:character-count="3082" meta:non-whitespace-character-count="2563"/>
  </office:meta>
</office:document-meta>
</file>